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1.9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Лист2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ff66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table:number-columns-spanned="2" table:number-rows-spanned="1">
            <text:p>Платье "Ромашка"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цвет <text:s/>Желтый</text:p>
          </table:table-cell>
          <table:table-cell table:style-name="ce2" office:value-type="string">
            <text:p>цвет <text:s/>Черный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азмер One size ( S/M)</text:p>
          </table:table-cell>
          <table:table-cell table:style-name="ce2" office:value-type="string">
            <text:p>Размер One size ( S/M)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>
            <text:p>3 шт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Цена 1750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Футболка "В Стране Чудес"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цвет белый </text:p>
          </table:table-cell>
          <table:table-cell table:style-name="ce8" office:value-type="string">
            <text:p>ЗАБЫЛИ ЦВЕТ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Размер S, М</text:p>
          </table:table-cell>
          <table:table-cell table:number-columns-repeated="1022"/>
        </table:table-row>
        <table:table-row table:style-name="ro1">
          <table:table-cell office:value-type="string">
            <text:p>Р-р S- 3 шт</text:p>
          </table:table-cell>
          <table:table-cell office:value-type="string">
            <text:p>Р-р S- 3 шт</text:p>
          </table:table-cell>
          <table:table-cell table:number-columns-repeated="1022"/>
        </table:table-row>
        <table:table-row table:style-name="ro1">
          <table:table-cell office:value-type="string">
            <text:p>Р-р М- 2 шт</text:p>
          </table:table-cell>
          <table:table-cell office:value-type="string">
            <text:p>Р-р М- 2 шт</text:p>
          </table:table-cell>
          <table:table-cell table:number-columns-repeated="1022"/>
        </table:table-row>
        <table:table-row table:style-name="ro1">
          <table:table-cell office:value-type="string">
            <text:p>Цена 120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Футболка "Дисней"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цвет белый </text:p>
          </table:table-cell>
          <table:table-cell table:style-name="ce2" office:value-type="string">
            <text:p>цвет серый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>
            <text:p>Размер S, М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-р S- 3 шт</text:p>
          </table:table-cell>
          <table:table-cell table:style-name="ce2" office:value-type="string">
            <text:p>Р-р S- 3 шт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Р-р М- 2 шт</text:p>
          </table:table-cell>
          <table:table-cell table:style-name="ce2" office:value-type="string">
            <text:p>Р-р М- 2 шт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Цена 1200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Футболка "Summer love"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>
            <text:p>цвет черный 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>
            <text:p>Размер 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>
            <text:p>2 шт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>
            <text:p>Цена 120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>
            <text:p>Платок-Бандана 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office:value-type="string">
            <text:p>100% шелк 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office:value-type="string">
            <text:p>5 шт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office:value-type="string">
            <text:p>Цена 600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Лосины ''School'' 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>
            <text:p>цвет бардо</text:p>
          </table:table-cell>
          <table:table-cell office:value-type="string">
            <text:p>цвет серый </text:p>
          </table:table-cell>
          <table:table-cell office:value-type="string">
            <text:p>цвет синий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Размер S, М</text:p>
          </table:table-cell>
          <table:table-cell table:number-columns-repeated="1021"/>
        </table:table-row>
        <table:table-row table:style-name="ro1">
          <table:table-cell office:value-type="string">
            <text:p>Р-р S-2 шт</text:p>
          </table:table-cell>
          <table:table-cell office:value-type="string">
            <text:p>Р-р S-2 шт</text:p>
          </table:table-cell>
          <table:table-cell office:value-type="string">
            <text:p>Р-р S-2 шт</text:p>
          </table:table-cell>
          <table:table-cell table:number-columns-repeated="1021"/>
        </table:table-row>
        <table:table-row table:style-name="ro1">
          <table:table-cell office:value-type="string">
            <text:p>Р-р M- 1шт</text:p>
          </table:table-cell>
          <table:table-cell office:value-type="string">
            <text:p>Р-р M- 1шт</text:p>
          </table:table-cell>
          <table:table-cell office:value-type="string">
            <text:p>Р-р M- 1шт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Лосины ''Party'' </text:p>
          </table:table-cell>
          <table:covered-table-cell/>
          <table:table-cell table:number-columns-repeated="1022"/>
        </table:table-row>
        <table:table-row table:style-name="ro1">
          <table:table-cell office:value-type="string">
            <text:p>цвет розовый </text:p>
          </table:table-cell>
          <table:table-cell office:value-type="string">
            <text:p>цвет черный </text:p>
          </table:table-cell>
          <table:table-cell table:number-columns-repeated="1022"/>
        </table:table-row>
        <table:table-row table:style-name="ro1">
          <table:table-cell office:value-type="string">
            <text:p>Размер One size( S/M)</text:p>
          </table:table-cell>
          <table:table-cell table:number-columns-repeated="1023"/>
        </table:table-row>
        <table:table-row table:style-name="ro1">
          <table:table-cell office:value-type="string">
            <text:p>2 шт</text:p>
          </table:table-cell>
          <table:table-cell office:value-type="string">
            <text:p>1 шт</text:p>
          </table:table-cell>
          <table:table-cell table:number-columns-repeated="1022"/>
        </table:table-row>
        <table:table-row table:style-name="ro1">
          <table:table-cell office:value-type="string">
            <text:p>Цена 168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Камуфляжка "Army of lovers"</text:p>
          </table:table-cell>
          <table:table-cell table:number-columns-repeated="1023"/>
        </table:table-row>
        <table:table-row table:style-name="ro1">
          <table:table-cell office:value-type="string">
            <text:p>цвет зеленый </text:p>
          </table:table-cell>
          <table:table-cell table:number-columns-repeated="1023"/>
        </table:table-row>
        <table:table-row table:style-name="ro1">
          <table:table-cell office:value-type="string">
            <text:p>Размер <text:s text:c="2"/>One size</text:p>
          </table:table-cell>
          <table:table-cell table:number-columns-repeated="1023"/>
        </table:table-row>
        <table:table-row table:style-name="ro1">
          <table:table-cell office:value-type="string">
            <text:p>3 шт</text:p>
          </table:table-cell>
          <table:table-cell table:number-columns-repeated="1023"/>
        </table:table-row>
        <table:table-row table:style-name="ro1">
          <table:table-cell office:value-type="string">
            <text:p>Цена 148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Кофта "Milk shake"</text:p>
          </table:table-cell>
          <table:table-cell table:number-columns-repeated="1023"/>
        </table:table-row>
        <table:table-row table:style-name="ro1">
          <table:table-cell office:value-type="string">
            <text:p>цвет голубой </text:p>
          </table:table-cell>
          <table:table-cell table:number-columns-repeated="1023"/>
        </table:table-row>
        <table:table-row table:style-name="ro1">
          <table:table-cell office:value-type="string">
            <text:p>Размер <text:s text:c="2"/>One size</text:p>
          </table:table-cell>
          <table:table-cell table:number-columns-repeated="1023"/>
        </table:table-row>
        <table:table-row table:style-name="ro1">
          <table:table-cell office:value-type="string">
            <text:p>2 шт</text:p>
          </table:table-cell>
          <table:table-cell table:number-columns-repeated="1023"/>
        </table:table-row>
        <table:table-row table:style-name="ro1">
          <table:table-cell office:value-type="string">
            <text:p>Цена 169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Кеды Star 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Размер 34</text:p>
          </table:table-cell>
          <table:table-cell office:value-type="string">
            <text:p>Размер 35</text:p>
          </table:table-cell>
          <table:table-cell office:value-type="string">
            <text:p>Размер 3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4 шт</text:p>
          </table:table-cell>
          <table:table-cell office:value-type="string">
            <text:p>4 шт</text:p>
          </table:table-cell>
          <table:table-cell office:value-type="string">
            <text:p>2 шт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Цена 2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4" table:number-rows-spanned="1">
            <text:p>Кеды "Casual"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Цвет коралл</text:p>
          </table:table-cell>
          <table:table-cell office:value-type="string">
            <text:p>Цвет серый</text:p>
          </table:table-cell>
          <table:table-cell office:value-type="string">
            <text:p>Цвет белый</text:p>
          </table:table-cell>
          <table:table-cell office:value-type="string">
            <text:p>Цвет Синий</text:p>
          </table:table-cell>
          <table:table-cell table:number-columns-repeated="1020"/>
        </table:table-row>
        <table:table-row table:style-name="ro1">
          <table:table-cell office:value-type="string">
            <text:p>Размеры 36, 37,38,39</text:p>
          </table:table-cell>
          <table:table-cell table:number-columns-repeated="1023"/>
        </table:table-row>
        <table:table-row table:style-name="ro1">
          <table:table-cell office:value-type="string">
            <text:p>Цена 125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Аксессуары- украшения</text:p>
          </table:table-cell>
          <table:table-cell table:number-columns-repeated="1023"/>
        </table:table-row>
        <table:table-row table:style-name="ro1">
          <table:table-cell office:value-type="string">
            <text:p>Цена 250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Джинсы MiNi</text:p>
          </table:table-cell>
          <table:table-cell table:number-columns-repeated="1023"/>
        </table:table-row>
        <table:table-row table:style-name="ro1">
          <table:table-cell office:value-type="string">
            <text:p>Цвет темно синий</text:p>
          </table:table-cell>
          <table:table-cell office:value-type="string">
            <text:p>Цвет кукумбер</text:p>
          </table:table-cell>
          <table:table-cell office:value-type="string">
            <text:p>Цвет Розовый</text:p>
          </table:table-cell>
          <table:table-cell office:value-type="string">
            <text:p>Цвет Голубой</text:p>
          </table:table-cell>
          <table:table-cell table:number-columns-repeated="1020"/>
        </table:table-row>
        <table:table-row table:style-name="ro1">
          <table:table-cell office:value-type="string">
            <text:p>Р-р 25-1 шт</text:p>
          </table:table-cell>
          <table:table-cell office:value-type="string">
            <text:p>Р-р 25-3 шт</text:p>
          </table:table-cell>
          <table:table-cell office:value-type="string">
            <text:p>Р-р 25-3 шт</text:p>
          </table:table-cell>
          <table:table-cell office:value-type="string">
            <text:p>Р-р 25-3 шт</text:p>
          </table:table-cell>
          <table:table-cell table:number-columns-repeated="1020"/>
        </table:table-row>
        <table:table-row table:style-name="ro1">
          <table:table-cell office:value-type="string">
            <text:p>Р-р 26- 2шт</text:p>
          </table:table-cell>
          <table:table-cell office:value-type="string">
            <text:p>Р-р 26- 3 шт</text:p>
          </table:table-cell>
          <table:table-cell office:value-type="string">
            <text:p>Р-р 26- 3 шт</text:p>
          </table:table-cell>
          <table:table-cell office:value-type="string">
            <text:p>Р-р 26- 3 шт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Р-р 27-2 шт</text:p>
          </table:table-cell>
          <table:table-cell table:style-name="ce5" office:value-type="string">
            <text:p>Р-р 27-3 шт</text:p>
          </table:table-cell>
          <table:table-cell table:style-name="ce5" office:value-type="string">
            <text:p>Р-р 27-3 шт</text:p>
          </table:table-cell>
          <table:table-cell table:style-name="ce5" office:value-type="string">
            <text:p>Р-р 27-3 шт</text:p>
          </table:table-cell>
          <table:table-cell table:number-columns-repeated="1020"/>
        </table:table-row>
        <table:table-row table:style-name="ro1">
          <table:table-cell office:value-type="string">
            <text:p>Цена 148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Юбка "Missy"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office:value-type="string">
            <text:p>Цвет розовый</text:p>
          </table:table-cell>
          <table:table-cell table:style-name="ce2" office:value-type="string">
            <text:p>Цвет белый</text:p>
          </table:table-cell>
          <table:table-cell table:style-name="ce2" office:value-type="string">
            <text:p>Цвет черно-белый</text:p>
          </table:table-cell>
          <table:table-cell table:style-name="ce2" office:value-type="string">
            <text:p>Цвет бело-черный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Размер S, М</text:p>
          </table:table-cell>
          <table:table-cell table:style-name="ce2" office:value-type="string">
            <text:p>Размер S, M</text:p>
          </table:table-cell>
          <table:table-cell table:number-columns-repeated="2" table:style-name="ce2" office:value-type="string">
            <text:p>Размер 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>
            <text:p>5 шт</text:p>
          </table:table-cell>
          <table:table-cell table:style-name="ce2" office:value-type="string">
            <text:p>1 шт</text:p>
          </table:table-cell>
          <table:table-cell table:style-name="ce2" office:value-type="string">
            <text:p>2 шт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Цена 1450</text:p>
          </table:table-cell>
          <table:table-cell table:style-name="ce2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7" table:number-rows-spanned="1">
            <text:p>Футболки <text:s/>Luxury Musi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Принт Колли</text:p>
          </table:table-cell>
          <table:table-cell office:value-type="string">
            <text:p>Принт Хаски</text:p>
          </table:table-cell>
          <table:table-cell office:value-type="string">
            <text:p>Принт Дог</text:p>
          </table:table-cell>
          <table:table-cell office:value-type="string">
            <text:p>Принт Бульдог</text:p>
          </table:table-cell>
          <table:table-cell office:value-type="string">
            <text:p>Принт Овчарка</text:p>
          </table:table-cell>
          <table:table-cell office:value-type="string">
            <text:p>Принт Доберман Герл</text:p>
          </table:table-cell>
          <table:table-cell office:value-type="string">
            <text:p>Принт Доберман Бой </text:p>
          </table:table-cell>
          <table:table-cell table:number-columns-repeated="1017"/>
        </table:table-row>
        <table:table-row table:style-name="ro1">
          <table:table-cell office:value-type="string">
            <text:p>Размер One size (46)</text:p>
          </table:table-cell>
          <table:table-cell/>
          <table:table-cell office:value-type="string">
            <text:p>Размер One size (48)</text:p>
          </table:table-cell>
          <table:table-cell table:number-columns-repeated="1021"/>
        </table:table-row>
        <table:table-row table:style-name="ro1"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office:value-type="string">
            <text:p>46 р-р-3 шт</text:p>
          </table:table-cell>
          <table:table-cell table:number-columns-repeated="1017"/>
        </table:table-row>
        <table:table-row table:style-name="ro1"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office:value-type="string">
            <text:p>48 р-р 2 шт</text:p>
          </table:table-cell>
          <table:table-cell table:number-columns-repeated="1017"/>
        </table:table-row>
        <table:table-row table:style-name="ro1">
          <table:table-cell office:value-type="string">
            <text:p>Цена 1700</text:p>
          </table:table-cell>
          <table:table-cell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29.05.2014</text:date>, <text:time>02:36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9T02:36:23.76</dc:date>
    <dc:creator>Oleg Zadorozhnyi</dc:creator>
    <meta:generator>OpenOffice/4.1.0$Win32 OpenOffice.org_project/410m18$Build-9764</meta:generator>
    <meta:editing-duration>PT38M8S</meta:editing-duration>
    <meta:editing-cycles>3</meta:editing-cycles>
    <meta:document-statistic meta:table-count="1" meta:cell-count="141" meta:object-count="0"/>
  </office:meta>
</office:document-meta>
</file>